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8 channels)</text:p>
      <text:p text:style-name="P2">========================================================</text:p>
      <text:p text:style-name="Preformatted_20_Text">Please verify correctness of peak and average meters programmatically and visually.</text:p>
      <text:p text:style-name="Preformatted_20_Text"/>
      <text:p text:style-name="Preformatted_20_Text">Given levels describe the first channel. <text:s/>The other channels have been amplified in steps of +5.00 dB per channel (first test) and +1.00 dB (all other tests), respectively. <text:s/>All readouts are given in K-20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60.10 dB FS peak, -40.10 dB K-20)</text:p>
      <text:p text:style-name="Preformatted_20_Text"/>
      <text:p text:style-name="Preformatted_20_Text"><text:s text:c="23"/>[signal meter ch. 1 should not <text:s text:c="3"/>light]</text:p>
      <text:p text:style-name="Preformatted_20_Text"><text:s text:c="23"/>[signal meter ch. 2 should barely light]</text:p>
      <text:p text:style-name="Preformatted_20_Text"><text:s text:c="23"/>[...]</text:p>
      <text:p text:style-name="Preformatted_20_Text"><text:s text:c="23"/>[signal meter ch. 8 should fully <text:s/>light]</text:p>
      <text:p text:style-name="Preformatted_20_Text"/>
      <text:p text:style-name="P3">00:04.000 - 00:05.000 <text:s/>silence</text:p>
      <text:p text:style-name="Preformatted_20_Text">00:05.000 - 00:08.000 <text:s/>sine wave (997 Hz, -24.05 dB FS peak, -4.05 dB K-20)</text:p>
      <text:p text:style-name="Preformatted_20_Text"/>
      <text:p text:style-name="Preformatted_20_Text"><text:s text:c="23"/>[peak meter ch. 1 should read <text:s/>-4.05 dB] <text:s/>[---]</text:p>
      <text:p text:style-name="Preformatted_20_Text"><text:s text:c="23"/>[peak meter ch. 2 should read <text:s/>-3.05 dB] <text:s/>[LOW]</text:p>
      <text:p text:style-name="Preformatted_20_Text"><text:s text:c="23"/>[peak meter ch. 3 should read <text:s/>-2.05 dB]</text:p>
      <text:p text:style-name="Preformatted_20_Text"><text:s text:c="23"/>[peak meter ch. 4 should read <text:s/>-1.05 dB]</text:p>
      <text:p text:style-name="Preformatted_20_Text"><text:s text:c="23"/>[peak meter ch. 5 should read <text:s/>-0.05 dB]</text:p>
      <text:p text:style-name="Preformatted_20_Text"><text:s text:c="23"/>[peak meter ch. 6 should read <text:s/>+0.95 dB]</text:p>
      <text:p text:style-name="Preformatted_20_Text"><text:s text:c="23"/>[peak meter ch. 7 should read <text:s/>+1.95 dB]</text:p>
      <text:p text:style-name="Preformatted_20_Text"><text:s text:c="23"/>[peak meter ch. 8 should read <text:s/>+2.95 dB]</text:p>
      <text:p text:style-name="Preformatted_20_Text"/>
      <text:p text:style-name="Preformatted_20_Text"><text:s text:c="23"/>[RMS <text:s/>meter ch. 1 should read <text:s/>-4.05 dB] <text:s/>[---]</text:p>
      <text:p text:style-name="Preformatted_20_Text"><text:s text:c="23"/><text:span text:style-name="T1">[RMS <text:s/></text:span>meter ch. 2 should read <text:s/>-3.05 dB] <text:s/>[---]</text:p>
      <text:p text:style-name="Preformatted_20_Text"><text:s text:c="23"/>[RMS <text:s/>meter ch. 3 should read <text:s/>-2.05 dB] <text:s/>[---]</text:p>
      <text:p text:style-name="Preformatted_20_Text"><text:s text:c="23"/>[RMS <text:s/>meter ch. 4 should read <text:s/>-1.05 dB] <text:s/>[---]</text:p>
      <text:p text:style-name="Preformatted_20_Text"><text:s text:c="23"/>[RMS <text:s/>meter ch. 5 should read <text:s/>-0.05 dB] <text:s/>[---]</text:p>
      <text:p text:style-name="Preformatted_20_Text"><text:s text:c="23"/>[RMS <text:s/>meter ch. 6 should read <text:s/>+0.95 dB] <text:s/>[LOW]</text:p>
      <text:p text:style-name="Preformatted_20_Text"><text:s text:c="23"/>[RMS <text:s/>meter ch. 7 should read <text:s/>+1.95 dB]</text:p>
      <text:p text:style-name="Preformatted_20_Text"><text:s text:c="23"/>[RMS <text:s/>meter ch. 8 should read <text:s/>+2.9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fully light]</text:p>
      <text:p text:style-name="Preformatted_20_Text"/>
      <text:p text:style-name="Preformatted_20_Text">00:08.000 - 00:08.500 <text:s/>silence</text:p>
      <text:p text:style-name="Preformatted_20_Text">00:08.500 - 00:11.500 <text:s/>sine wave (997 Hz, -23.95 dB FS peak, -3.95 dB K-20)</text:p>
      <text:p text:style-name="Preformatted_20_Text"/>
      <text:p text:style-name="Preformatted_20_Text"><text:s text:c="23"/>[peak meter ch. 1 should read <text:s/>-3.95 dB] <text:s/>[LOW]</text:p>
      <text:p text:style-name="Preformatted_20_Text"><text:s text:c="23"/>[peak meter ch. 2 should read <text:s/>-2.95 dB]</text:p>
      <text:p text:style-name="Preformatted_20_Text"><text:s text:c="23"/>[peak meter ch. 3 should read <text:s/>-1.95 dB]</text:p>
      <text:p text:style-name="Preformatted_20_Text"><text:s text:c="23"/>[peak meter ch. 4 should read <text:s/>-0.95 dB]</text:p>
      <text:p text:style-name="Preformatted_20_Text"><text:s text:c="23"/>[peak meter ch. 5 should read <text:s/>+0.05 dB]</text:p>
      <text:p text:style-name="Preformatted_20_Text"><text:s text:c="23"/>[peak meter ch. 6 should read <text:s/>+1.05 dB]</text:p>
      <text:p text:style-name="Preformatted_20_Text"><text:s text:c="23"/>[peak meter ch. 7 should read <text:s/>+2.05 dB]</text:p>
      <text:p text:style-name="Preformatted_20_Text"><text:s text:c="23"/>[peak meter ch. 8 should read <text:s/>+3.05 dB] <text:s/>[HOT]</text:p>
      <text:p text:style-name="Preformatted_20_Text"/>
      <text:p text:style-name="Preformatted_20_Text"><text:s text:c="23"/>[RMS <text:s/>meter ch. 1 should read <text:s/>-3.95 dB] <text:s/>[---]</text:p>
      <text:p text:style-name="Preformatted_20_Text"><text:s text:c="23"/><text:span text:style-name="T1">[RMS <text:s/></text:span>meter ch. 2 should read <text:s/>-2.95 dB] <text:s/>[---]</text:p>
      <text:p text:style-name="Preformatted_20_Text"><text:s text:c="23"/>[RMS <text:s/>meter ch. 3 should read <text:s/>-1.95 dB] <text:s/>[---]</text:p>
      <text:p text:style-name="Preformatted_20_Text"><text:s text:c="23"/>[RMS <text:s/>meter ch. 4 should read <text:s/>-0.95 dB] <text:s/>[---]</text:p>
      <text:p text:style-name="Preformatted_20_Text"><text:s text:c="23"/>[RMS <text:s/>meter ch. 5 should read <text:s/>+0.05 dB] <text:s/>[LOW]</text:p>
      <text:p text:style-name="Preformatted_20_Text"><text:s text:c="23"/>[RMS <text:s/>meter ch. 6 should read <text:s/>+1.05 dB]</text:p>
      <text:p text:style-name="Preformatted_20_Text"><text:s text:c="23"/>[RMS <text:s/>meter ch. 7 should read <text:s/>+2.05 dB]</text:p>
      <text:p text:style-name="Preformatted_20_Text"><text:s text:c="23"/>[RMS <text:s/>meter ch. 8 should read <text:s/>+3.05 dB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fully light]</text:p>
      <text:p text:style-name="Preformatted_20_Text"/>
      <text:p text:style-name="P3">00:11.500 - 00:12.500 <text:s/>silence</text:p>
      <text:p text:style-name="Preformatted_20_Text">00:12.500 - 00:15.500 <text:s/>sine wave (997 Hz, -16.05 dB FS peak, +3.95 dB K-20)</text:p>
      <text:p text:style-name="Preformatted_20_Text"/>
      <text:p text:style-name="Preformatted_20_Text"><text:s text:c="23"/>[peak meter ch. 1 should read <text:s/>+3.95 dB] <text:s/>[HOT]</text:p>
      <text:p text:style-name="Preformatted_20_Text"><text:s text:c="23"/>[peak meter ch. 2 should read <text:s/>+4.95 dB] <text:s/>[HOT]</text:p>
      <text:p text:style-name="Preformatted_20_Text"><text:s text:c="23"/>[peak meter ch. 3 should read <text:s/>+5.95 dB] <text:s/>[HOT]</text:p>
      <text:p text:style-name="Preformatted_20_Text"><text:s text:c="23"/>[peak meter ch. 4 should read <text:s/>+6.95 dB] <text:s/>[HOT]</text:p>
      <text:p text:style-name="Preformatted_20_Text"><text:s text:c="23"/>[peak meter ch. 5 should read <text:s/>+7.95 dB] <text:s/>[HOT]</text:p>
      <text:p text:style-name="Preformatted_20_Text"><text:s text:c="23"/>[peak meter ch. 6 should read <text:s/>+8.95 dB] <text:s/>[HOT]</text:p>
      <text:p text:style-name="Preformatted_20_Text"><text:s text:c="23"/>[peak meter ch. 7 should read <text:s/>+9.95 dB] <text:s/>[HOT]</text:p>
      <text:p text:style-name="Preformatted_20_Text"><text:s text:c="23"/>[peak meter ch. 8 should read +10.95 dB] <text:s/>[HOT]</text:p>
      <text:p text:style-name="Preformatted_20_Text"/>
      <text:p text:style-name="Preformatted_20_Text"><text:s text:c="23"/>[RMS <text:s/>meter ch. 1 should read <text:s/>+3.95 dB]</text:p>
      <text:p text:style-name="Preformatted_20_Text"><text:s text:c="23"/>[RMS <text:s/>meter ch. 2 should read <text:s/>+4.95 dB]</text:p>
      <text:p text:style-name="Preformatted_20_Text"><text:s text:c="23"/>[RMS <text:s/>meter ch. 3 should read <text:s/>+5.95 dB]</text:p>
      <text:p text:style-name="Preformatted_20_Text"><text:s text:c="23"/>[RMS <text:s/>meter ch. 4 should read <text:s/>+6.95 dB]</text:p>
      <text:p text:style-name="Preformatted_20_Text"><text:s text:c="23"/>[RMS <text:s/>meter ch. 5 should read <text:s/>+7.95 dB]</text:p>
      <text:p text:style-name="Preformatted_20_Text"><text:s text:c="23"/>[RMS <text:s/>meter ch. 6 should read <text:s/>+8.95 dB]</text:p>
      <text:p text:style-name="Preformatted_20_Text"><text:s text:c="23"/>[RMS <text:s/>meter ch. 7 should read <text:s/>+9.95 dB]</text:p>
      <text:p text:style-name="Preformatted_20_Text"><text:s text:c="23"/>[RMS <text:s/>meter ch. 8 should read +10.9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fully light]</text:p>
      <text:p text:style-name="Preformatted_20_Text"/>
      <text:p text:style-name="Preformatted_20_Text">00:15.500 - 00:16.000 <text:s/>silence</text:p>
      <text:p text:style-name="Preformatted_20_Text">00:16.000 - 00:19.000 <text:s/>sine wave (997 Hz, -15.95 dB FS peak, +4.05 dB K-20)</text:p>
      <text:p text:style-name="Preformatted_20_Text"/>
      <text:p text:style-name="Preformatted_20_Text"><text:s text:c="23"/>[peak meter ch. 1 should read <text:s/>+4.05 dB] <text:s/>[HOT]</text:p>
      <text:p text:style-name="Preformatted_20_Text"><text:s text:c="23"/>[peak meter ch. 2 should read <text:s/>+5.05 dB] <text:s/>[HOT]</text:p>
      <text:p text:style-name="Preformatted_20_Text"><text:s text:c="23"/>[peak meter ch. 3 should read <text:s/>+6.05 dB] <text:s/>[HOT]</text:p>
      <text:p text:style-name="Preformatted_20_Text"><text:s text:c="23"/>[peak meter ch. 4 should read <text:s/>+7.05 dB] <text:s/>[HOT]</text:p>
      <text:p text:style-name="Preformatted_20_Text"><text:s text:c="23"/>[peak meter ch. 5 should read <text:s/>+8.05 dB] <text:s/>[HOT]</text:p>
      <text:p text:style-name="Preformatted_20_Text"><text:s text:c="23"/>[peak meter ch. 6 should read <text:s/>+9.05 dB] <text:s/>[HOT]</text:p>
      <text:p text:style-name="Preformatted_20_Text"><text:s text:c="23"/>[peak meter ch. 7 should read +10.05 dB] <text:s/>[HOT]</text:p>
      <text:p text:style-name="Preformatted_20_Text"><text:s text:c="23"/>[peak meter ch. 8 should read +11.05 dB] <text:s/>[HOT]</text:p>
      <text:p text:style-name="Preformatted_20_Text"/>
      <text:p text:style-name="Preformatted_20_Text"><text:s text:c="23"/>[RMS <text:s/>meter ch. 1 should read <text:s/>+4.05 dB]</text:p>
      <text:p text:style-name="Preformatted_20_Text"><text:s text:c="23"/>[RMS <text:s/>meter ch. 2 should read <text:s/>+5.05 dB]</text:p>
      <text:p text:style-name="Preformatted_20_Text"><text:s text:c="23"/>[RMS <text:s/>meter ch. 3 should read <text:s/>+6.05 dB]</text:p>
      <text:p text:style-name="Preformatted_20_Text"><text:s text:c="23"/>[RMS <text:s/>meter ch. 4 should read <text:s/>+7.05 dB]</text:p>
      <text:p text:style-name="Preformatted_20_Text"><text:s text:c="23"/>[RMS <text:s/>meter ch. 5 should read <text:s/>+8.05 dB]</text:p>
      <text:p text:style-name="Preformatted_20_Text"><text:s text:c="23"/>[RMS <text:s/>meter ch. 6 should read <text:s/>+9.05 dB]</text:p>
      <text:p text:style-name="Preformatted_20_Text"><text:s text:c="23"/>[RMS <text:s/>meter ch. 7 should read +10.05 dB]</text:p>
      <text:p text:style-name="Preformatted_20_Text"><text:s text:c="23"/>[RMS <text:s/>meter ch. 8 should read +11.05 dB] <text:s/>[HOT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fully light]</text:p>
      <text:p text:style-name="Preformatted_20_Text"/>
      <text:p text:style-name="Preformatted_20_Text">00:19.000 - 00:20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x] Peak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4-02T19:13:20</dc:date>
    <meta:editing-duration>PT1H11M49S</meta:editing-duration>
    <meta:editing-cycles>88</meta:editing-cycles>
    <dc:creator>Martin Zuther</dc:creator>
    <meta:document-statistic meta:table-count="0" meta:image-count="0" meta:object-count="0" meta:page-count="3" meta:paragraph-count="115" meta:word-count="917" meta:character-count="7029" meta:non-whitespace-character-count="4301"/>
  </office:meta>
</office:document-meta>
</file>